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fo:break-before="page" table:align="margins" style:may-break-between-rows="false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fo:keep-together="always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89847" officeooo:paragraph-rsid="000898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  <text:p text:style-name="P1">aaaaaaaaaaaaaaa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標楷體" style:font-family-asian="標楷體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8:06:51.760000000</meta:creation-date>
    <dc:date>2018-05-24T18:08:19.443000000</dc:date>
    <meta:editing-duration>PT1M28S</meta:editing-duration>
    <meta:editing-cycles>1</meta:editing-cycles>
    <meta:document-statistic meta:table-count="1" meta:image-count="0" meta:object-count="0" meta:page-count="2" meta:paragraph-count="108" meta:word-count="108" meta:character-count="1620" meta:non-whitespace-character-count="1620"/>
    <meta:generator>LibreOffice/6.0.3.2$Windows_X86_64 LibreOffice_project/8f48d515416608e3a835360314dac7e47fd0b821</meta:generator>
  </office:meta>
</office:document-meta>
</file>